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style:text-properties style:font-name="Calibri" fo:font-size="11pt" fo:language="de" fo:country="none" style:font-size-asian="11pt"/>
    </style:style>
    <style:style style:name="P3" style:family="paragraph" style:parent-style-name="Standard">
      <style:paragraph-properties fo:margin-top="0cm" fo:margin-bottom="0.353cm" loext:contextual-spacing="false" fo:line-height="115%"/>
      <style:text-properties officeooo:rsid="00061916" officeooo:paragraph-rsid="00061916"/>
    </style:style>
    <style:style style:name="P4" style:family="paragraph" style:parent-style-name="Standard" style:master-page-name="Standard">
      <style:paragraph-properties fo:margin-top="0cm" fo:margin-bottom="0.353cm" loext:contextual-spacing="false" fo:line-height="115%" style:page-number="auto"/>
    </style:style>
    <style:style style:name="T1" style:family="text">
      <style:text-properties style:font-name="Calibri" fo:font-size="11pt" fo:language="de" fo:country="none" style:font-size-asian="11pt"/>
    </style:style>
    <style:style style:name="T2" style:family="text">
      <style:text-properties style:font-name="Calibri" fo:font-size="11pt" fo:language="de" fo:country="none" officeooo:rsid="0009076c" style:font-size-asian="11pt"/>
    </style:style>
    <style:style style:name="T3" style:family="text">
      <style:text-properties fo:language="de"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E2 Praktikum</text:span></text:p>
      <text:p text:style-name="P1"><text:span text:style-name="T1">Aufgabe 1 </text:span></text:p>
      <text:p text:style-name="P1"><text:span text:style-name="T1">Thomas Bednorz, 5 Semester AI</text:span></text:p>
      <text:p text:style-name="P1"><text:span text:style-name="T1">Andreas Berks, 5 Semester AI</text:span></text:p>
      <text:p text:style-name="P1"><text:span text:style-name="T1">Jonas Johannsen, 5 Semester AI</text:span></text:p>
      <text:p text:style-name="P1"><text:span text:style-name="T1">Jana Wengenroth, 5 Semester AI</text:span></text:p>
      <text:p text:style-name="P2"/>
      <text:p text:style-name="P1"><text:span text:style-name="T1">Aufgabe 2</text:span></text:p>
      <text:p text:style-name="P3"><text:span text:style-name="T1">Vorgehensmodell</text:span></text:p>
      <text:p text:style-name="P3"><text:span text:style-name="T1">- das Vorgehen zur Projektumsetzung ist iterativ angelegt mit Elementen, die sich an Scrum anlehnen. Es gibt regelmäßige wöchentliche Treffen, in denen der bisherige Stand, das weitere Vorgehen <text:s/>und Schwierigkeiten besprochen werden. In jedem Treffen werden die nächsten Aufgaben erfasst und auf die Teammitglieder verteilt.</text:span></text:p>
      <text:p text:style-name="P3"><text:span text:style-name="T1">Die gesetzten Meilensteine sind so angelegt, dass immer ein lauffähiges Teilergebnis erreicht wird, das durch die </text:span><text:span text:style-name="T2">darauf</text:span><text:span text:style-name="T1">folgenden Meilensteine erweitert werden soll. Es gibt viele kleinere Zwischenschritte, die zum Erreichen des Meilensteins notwendig sind. Die als nächstes folgenden Schritte werden aus dem aktuellen Stand und der zeitlichen Notwendigkeit ihrer Erfüllung ermittelt, an die Teammitglieder verteilt und mit einer Deadline versehen.</text:span></text:p>
      <text:p text:style-name="P1"><text:span text:style-name="T1">Verteilung der Rollen:</text:span></text:p>
      <text:p text:style-name="P1"><text:span text:style-name="T1">- Projektleiter: Andreas Berks</text:span></text:p>
      <text:p text:style-name="P1"><text:span text:style-name="T1">- Infrastrukturverantwortlicher: Andreas Berks</text:span></text:p>
      <text:p text:style-name="P1"><text:span text:style-name="T1">- Technischer Designer: Thomas Bednorz</text:span></text:p>
      <text:p text:style-name="P1"><text:span text:style-name="T1">- Fachlicher Designer: Jonas Johannsen</text:span></text:p>
      <text:p text:style-name="P1"><text:span text:style-name="T1">- Qualitätsbeauftragter : Jana Wengenroth</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7T10:56:40.828000000</dc:date>
    <meta:editing-duration>PT11H41M1S</meta:editing-duration>
    <meta:editing-cycles>2</meta:editing-cycles>
    <meta:generator>LibreOffice/4.4.5.2$Windows_x86 LibreOffice_project/a22f674fd25a3b6f45bdebf25400ed2adff0ff99</meta:generator>
    <meta:document-statistic meta:table-count="0" meta:image-count="0" meta:object-count="0" meta:page-count="1" meta:paragraph-count="16" meta:word-count="157" meta:character-count="1151" meta:non-whitespace-character-count="1008"/>
  </office:meta>
</office:document-meta>
</file>